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18a3"/>
    </style:style>
    <style:style style:name="P2" style:family="paragraph" style:parent-style-name="Standard">
      <style:text-properties officeooo:rsid="001618a3" officeooo:paragraph-rsid="001618a3"/>
    </style:style>
    <style:style style:name="P3" style:family="paragraph" style:parent-style-name="Standard">
      <style:text-properties officeooo:rsid="0017566f" officeooo:paragraph-rsid="0017566f"/>
    </style:style>
    <style:style style:name="P4" style:family="paragraph" style:parent-style-name="Standard">
      <style:text-properties officeooo:rsid="001c9388" officeooo:paragraph-rsid="001c9388"/>
    </style:style>
    <style:style style:name="T1" style:family="text">
      <style:text-properties officeooo:rsid="00168129"/>
    </style:style>
    <style:style style:name="T2" style:family="text">
      <style:text-properties officeooo:rsid="001caac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Construction</text:p>
      <text:p text:style-name="P2">by Sven Nilsen</text:p>
      <text:p text:style-name="P2">version 000</text:p>
      <text:p text:style-name="P2"/>
      <text:p text:style-name="P2">1 - Nilpotent: <text:span text:style-name="T1">Multiplication</text:span></text:p>
      <text:p text:style-name="P2"/>
      <text:p text:style-name="P2"><draw:frame draw:style-name="fr1" draw:name="Object8" text:anchor-type="as-char" svg:y="-0.2228in" svg:width="1.4417in" svg:height="0.3154in" draw:z-index="4"><draw:object xlink:href="./Object 8" xlink:type="simple" xlink:show="embed" xlink:actuate="onLoad"/><draw:image xlink:href="./ObjectReplacements/Object 8" xlink:type="simple" xlink:show="embed" xlink:actuate="onLoad"/></draw:frame><text:line-break/></text:p>
      <text:p text:style-name="P4">2 - Nilpoten: <text:span text:style-name="T2">Division</text:span></text:p>
      <text:p text:style-name="P4"/>
      <text:p text:style-name="P4"><draw:frame draw:style-name="fr1" draw:name="Object2" text:anchor-type="as-char" svg:y="-0.2728in" svg:width="1.6217in" svg:height="0.4701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<draw:frame draw:style-name="fr1" draw:name="Object6" text:anchor-type="as-char" svg:y="-0.2957in" svg:width="3.122in" svg:height="0.4807in" draw:z-index="6"><draw:object xlink:href="./Object 6" xlink:type="simple" xlink:show="embed" xlink:actuate="onLoad"/><draw:image xlink:href="./ObjectReplacements/Object 6" xlink:type="simple" xlink:show="embed" xlink:actuate="onLoad"/></draw:frame><text:line-break/></text:p>
      <text:p text:style-name="P4"><draw:frame draw:style-name="fr1" draw:name="Object7" text:anchor-type="as-char" svg:y="-0.2957in" svg:width="6.5366in" svg:height="0.4807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/>
      <text:p text:style-name="P2"/>
      <text:p text:style-name="P3">2 - Nilpotent: Taylor Series</text:p>
      <text:p text:style-name="P3"/>
      <text:p text:style-name="P3"><draw:frame draw:style-name="fr1" draw:name="Object1" text:anchor-type="as-char" svg:y="-0.2598in" svg:width="4.0339in" svg:height="0.40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1" draw:name="Object3" text:anchor-type="as-char" svg:y="-0.361in" svg:width="2.811in" svg:height="0.6756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1" draw:name="Object4" text:anchor-type="as-char" svg:y="-0.172in" svg:width="6.7437in" svg:height="0.2201in" draw:z-index="2"><draw:object xlink:href="./Object 4" xlink:type="simple" xlink:show="embed" xlink:actuate="onLoad"/><draw:image xlink:href="./ObjectReplacements/Object 4" xlink:type="simple" xlink:show="embed" xlink:actuate="onLoad"/></draw:frame><text:line-break/><text:line-break/><draw:frame draw:style-name="fr1" draw:name="Object5" text:anchor-type="as-char" svg:y="-0.172in" svg:width="2.0008in" svg:height="0.2201in" draw:z-index="3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54in" style:writing-mode="page"/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8:41:03.508644000</meta:creation-date>
    <dc:date>2014-01-03T12:35:01</dc:date>
    <meta:editing-duration>PT3H54M47S</meta:editing-duration>
    <meta:editing-cycles>12</meta:editing-cycles>
    <meta:generator>LibreOffice/3.6$Linux_X86_64 LibreOffice_project/360m1$Build-2</meta:generator>
    <meta:document-statistic meta:table-count="0" meta:image-count="0" meta:object-count="8" meta:page-count="1" meta:paragraph-count="13" meta:word-count="20" meta:character-count="135" meta:non-whitespace-character-count="109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+</mo>
        <mfrac>
          <mrow>
            <mi>f</mi>
            <mi>'</mi>
            <mrow>
              <mo stretchy="false">(</mo>
              <mrow>
                <mi>a</mi>
              </mrow>
              <mo stretchy="false">)</mo>
            </mrow>
          </mrow>
          <mrow>
            <mn>1</mn>
            <mi>!</mi>
          </mrow>
        </mfrac>
      </mrow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o stretchy="false">+</mo>
        <mfrac>
          <mrow>
            <mi>f</mi>
            <mi>'</mi>
            <mi>'</mi>
            <mrow>
              <mo stretchy="false">(</mo>
              <mrow>
                <mi>a</mi>
              </mrow>
              <mo stretchy="false">)</mo>
            </mrow>
          </mrow>
          <mrow>
            <mn>2</mn>
            <mi>!</mi>
          </mrow>
        </mfrac>
      </mrow>
      <mrow>
        <msup>
          <mrow>
            <mo stretchy="false">(</mo>
            <mrow>
              <mrow>
                <mi>x</mi>
                <mo stretchy="false">−</mo>
                <mi>a</mi>
              </mrow>
            </mrow>
            <mo stretchy="false">)</mo>
          </mrow>
          <mn>2</mn>
        </msup>
        <mo stretchy="false">+</mo>
        <mfrac>
          <mrow>
            <mi>f</mi>
            <mi>'</mi>
            <mi>'</mi>
            <mi>'</mi>
            <mrow>
              <mo stretchy="false">(</mo>
              <mrow>
                <mi>a</mi>
              </mrow>
              <mo stretchy="false">)</mo>
            </mrow>
          </mrow>
          <mrow>
            <mn>3</mn>
            <mi>!</mi>
          </mrow>
        </mfrac>
      </mrow>
      <mrow>
        <msup>
          <mrow>
            <mo stretchy="false">(</mo>
            <mrow>
              <mrow>
                <mi>x</mi>
                <mo stretchy="false">−</mo>
                <mi>a</mi>
              </mrow>
            </mrow>
            <mo stretchy="false">)</mo>
          </mrow>
          <mn>3</mn>
        </msup>
        <mo stretchy="false">+</mo>
        <mn>...</mn>
      </mrow>
    </mrow>
    <annotation encoding="StarMath 5.0">f(a) + {f'(a)} over {1!}(x - a) + {f''(a)} over {2!} (x - a) sup 2 + {f'''(a)} over {3!} (x - a) sup 3 + ...</annotation>
  </semantics>
</math>
</file>

<file path=Object 2/content.xml><?xml version="1.0" encoding="utf-8"?>
<math xmlns="http://www.w3.org/1998/Math/MathML">
  <semantics>
    <mrow>
      <mrow>
        <mfrac>
          <mrow>
            <mo stretchy="false">(</mo>
            <mrow>
              <msub>
                <mi>a</mi>
                <mn>0</mn>
              </msub>
              <msub>
                <mi>b</mi>
                <mn>0</mn>
              </msub>
            </mrow>
            <mo stretchy="false">)</mo>
          </mrow>
          <mrow>
            <mo stretchy="false">(</mo>
            <mrow>
              <msubsup>
                <mi>b</mi>
                <mn>0</mn>
                <mn>2</mn>
              </msubsup>
            </mrow>
            <mo stretchy="false">)</mo>
          </mrow>
        </mfrac>
        <mo stretchy="false">+</mo>
        <mfrac>
          <mrow>
            <mo stretchy="false">(</mo>
            <mrow>
              <msub>
                <mi>a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1</mn>
              </msub>
            </mrow>
            <mo stretchy="false">)</mo>
          </mrow>
          <mrow>
            <mo stretchy="false">(</mo>
            <mrow>
              <msubsup>
                <mi>b</mi>
                <mn>0</mn>
                <mn>2</mn>
              </msubsup>
            </mrow>
            <mo stretchy="false">)</mo>
          </mrow>
        </mfrac>
      </mrow>
      <mo stretchy="false">ϵ</mo>
    </mrow>
    <annotation encoding="StarMath 5.0">(a sub 0 b sub 0) over (b sub 0 sup 2) + (a sub 1 b sub 0 - a sub 0 b sub 1) over (b sub 0 sup 2) %epsilon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over accent="true">
                      <mi>x</mi>
                      <mo stretchy="false">˙</mo>
                    </mover>
                    <mo stretchy="false">−</mo>
                    <mover accent="true">
                      <mi>a</mi>
                      <mo stretchy="false">˙</mo>
                    </mover>
                  </mrow>
                </mrow>
                <mo stretchy="false">)</mo>
              </mrow>
            </mrow>
            <mrow>
              <mo stretchy="false">ϵ</mo>
              <mo stretchy="false">+</mo>
              <mrow>
                <mo stretchy="false">(</mo>
                <mrow>
                  <mrow>
                    <mover accent="true">
                      <mi>x</mi>
                      <mo stretchy="false">¨</mo>
                    </mover>
                    <mo stretchy="false">−</mo>
                    <mover accent="true">
                      <mi>a</mi>
                      <mo stretchy="false">¨</mo>
                    </mover>
                  </mrow>
                </mrow>
                <mo stretchy="false">)</mo>
              </mrow>
            </mrow>
            <mrow>
              <msup>
                <mo stretchy="false">ϵ</mo>
                <mn>2</mn>
              </msup>
              <mo stretchy="false">+</mo>
              <mrow>
                <mo stretchy="false">(</mo>
                <mrow>
                  <mrow>
                    <mover accent="true">
                      <mi>x</mi>
                      <mo stretchy="false">⃛</mo>
                    </mover>
                    <mo stretchy="false">−</mo>
                    <mover accent="true">
                      <mi>a</mi>
                      <mo stretchy="false">⃛</mo>
                    </mover>
                  </mrow>
                </mrow>
                <mo stretchy="false">)</mo>
              </mrow>
            </mrow>
            <mrow>
              <msup>
                <mo stretchy="false">ϵ</mo>
                <mn>3</mn>
              </msup>
              <mo stretchy="false">+</mo>
              <mn>...</mn>
            </mrow>
          </mrow>
        </mtd>
      </mtr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−</mo>
                      <mi>a</mi>
                    </mrow>
                  </mrow>
                  <mo stretchy="false">)</mo>
                </mrow>
                <mn>2</mn>
              </msup>
              <mo stretchy="false">=</mo>
              <mrow>
                <msup>
                  <mi>x</mi>
                  <mn>2</mn>
                </msup>
                <mo stretchy="false">−</mo>
                <mn>2</mn>
              </mrow>
            </mrow>
            <mi>a</mi>
            <mrow>
              <mi>x</mi>
              <mo stretchy="false">+</mo>
              <msup>
                <mi>a</mi>
                <mn>2</mn>
              </msup>
            </mrow>
          </mrow>
        </mtd>
      </mtr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−</mo>
                      <mi>a</mi>
                    </mrow>
                  </mrow>
                  <mo stretchy="false">)</mo>
                </mrow>
                <mn>3</mn>
              </msup>
              <mo stretchy="false">=</mo>
              <mrow>
                <msup>
                  <mi>x</mi>
                  <mn>3</mn>
                </msup>
                <mo stretchy="false">−</mo>
                <mn>3</mn>
              </mrow>
            </mrow>
            <mi>a</mi>
            <mrow>
              <msup>
                <mi>x</mi>
                <mn>2</mn>
              </msup>
              <mo stretchy="false">+</mo>
              <mn>3</mn>
            </mrow>
            <msup>
              <mi>a</mi>
              <mn>2</mn>
            </msup>
            <mrow>
              <mi>x</mi>
              <mo stretchy="false">−</mo>
              <msup>
                <mi>a</mi>
                <mn>3</mn>
              </msup>
            </mrow>
          </mrow>
        </mtd>
      </mtr>
    </mtable>
    <annotation encoding="StarMath 5.0">(x - a) + (dot x - dot a) %epsilon + (ddot x - ddot a) %epsilon sup 2 + (dddot x - dddot a) %epsilon sup 3 + ... newline
(x - a) sup 2 = x sup 2 - 2 a x + a sup 2 newline
(x - a) sup 3 = x sup 3 -3 a x sup 2 + 3 a sup 2 x - a sup 3</annotation>
  </semantics>
</math>
</file>

<file path=Object 4/content.xml><?xml version="1.0" encoding="utf-8"?>
<math xmlns="http://www.w3.org/1998/Math/MathML">
  <semantics>
    <mrow>
      <mrow>
        <mrow>
          <mo stretchy="false">(</mo>
          <mrow>
            <msup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  <mn>2</mn>
            </msup>
          </mrow>
          <mo stretchy="false">)</mo>
        </mrow>
        <mo stretchy="false">+</mo>
        <mrow>
          <mo stretchy="false">(</mo>
          <mrow>
            <mn>2</mn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row>
              <mo stretchy="false">(</mo>
              <mrow>
                <mrow>
                  <mover accent="true">
                    <mi>x</mi>
                    <mo stretchy="false">˙</mo>
                  </mover>
                  <mo stretchy="false">−</mo>
                  <mover accent="true">
                    <mi>a</mi>
                    <mo stretchy="false">˙</mo>
                  </mover>
                </mrow>
              </mrow>
              <mo stretchy="false">)</mo>
            </mrow>
          </mrow>
          <mo stretchy="false">)</mo>
        </mrow>
      </mrow>
      <mrow>
        <mo stretchy="false">ϵ</mo>
        <mo stretchy="false">+</mo>
        <mrow>
          <mo stretchy="false">(</mo>
          <mrow>
            <mn>2</mn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row>
              <mrow>
                <mo stretchy="false">(</mo>
                <mrow>
                  <mrow>
                    <mover accent="true">
                      <mi>x</mi>
                      <mo stretchy="false">¨</mo>
                    </mover>
                    <mo stretchy="false">−</mo>
                    <mover accent="true">
                      <mi>a</mi>
                      <mo stretchy="false">¨</mo>
                    </mover>
                  </mrow>
                </mrow>
                <mo stretchy="false">)</mo>
              </mrow>
              <mo stretchy="false">+</mo>
              <msup>
                <mrow>
                  <mo stretchy="false">(</mo>
                  <mrow>
                    <mrow>
                      <mover accent="true">
                        <mi>x</mi>
                        <mo stretchy="false">˙</mo>
                      </mover>
                      <mo stretchy="false">−</mo>
                      <mover accent="true">
                        <mi>a</mi>
                        <mo stretchy="false">˙</mo>
                      </mover>
                    </mrow>
                  </mrow>
                  <mo stretchy="false">)</mo>
                </mrow>
                <mn>2</mn>
              </msup>
            </mrow>
          </mrow>
          <mo stretchy="false">)</mo>
        </mrow>
      </mrow>
      <mrow>
        <msup>
          <mo stretchy="false">ϵ</mo>
          <mn>2</mn>
        </msup>
        <mo stretchy="false">+</mo>
        <mrow>
          <mo stretchy="false">(</mo>
          <mrow>
            <mn>2</mn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row>
              <mrow>
                <mo stretchy="false">(</mo>
                <mrow>
                  <mrow>
                    <mover accent="true">
                      <mi>x</mi>
                      <mo stretchy="false">⃛</mo>
                    </mover>
                    <mo stretchy="false">−</mo>
                    <mover accent="true">
                      <mi>a</mi>
                      <mo stretchy="false">⃛</mo>
                    </mover>
                  </mrow>
                </mrow>
                <mo stretchy="false">)</mo>
              </mrow>
              <mo stretchy="false">+</mo>
              <mn>2</mn>
            </mrow>
            <mrow>
              <mo stretchy="false">(</mo>
              <mrow>
                <mrow>
                  <mover accent="true">
                    <mi>x</mi>
                    <mo stretchy="false">˙</mo>
                  </mover>
                  <mo stretchy="false">−</mo>
                  <mover accent="true">
                    <mi>a</mi>
                    <mo stretchy="false">˙</mo>
                  </mover>
                </mrow>
              </mrow>
              <mo stretchy="false">)</mo>
            </mrow>
            <mrow>
              <mo stretchy="false">(</mo>
              <mrow>
                <mrow>
                  <mover accent="true">
                    <mi>x</mi>
                    <mo stretchy="false">¨</mo>
                  </mover>
                  <mo stretchy="false">−</mo>
                  <mover accent="true">
                    <mi>a</mi>
                    <mo stretchy="false">¨</mo>
                  </mover>
                </mrow>
              </mrow>
              <mo stretchy="false">)</mo>
            </mrow>
          </mrow>
          <mo stretchy="false">)</mo>
        </mrow>
      </mrow>
      <mrow>
        <msup>
          <mo stretchy="false">ϵ</mo>
          <mn>3</mn>
        </msup>
        <mo stretchy="false">+</mo>
        <mn>...</mn>
      </mrow>
    </mrow>
    <annotation encoding="StarMath 5.0">((x - a) sup 2) + (2 (x - a)(dot x - dot a)) %epsilon + (2(x-a)(ddot x - ddot a)+(dot x - dot a) sup 2) %epsilon sup 2 + (2(x-a)(dddot x - dddot a)+2 (dot x -dot a)(ddot x - ddot a)) %epsilon sup 3 + ...</annotation>
  </semantics>
</math>
</file>

<file path=Object 5/content.xml><?xml version="1.0" encoding="utf-8"?>
<math xmlns="http://www.w3.org/1998/Math/MathML">
  <semantics>
    <mrow>
      <mrow>
        <mrow>
          <mo stretchy="false">(</mo>
          <mrow>
            <msup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  <mn>3</mn>
            </msup>
          </mrow>
          <mo stretchy="false">)</mo>
        </mrow>
        <mo stretchy="false">+</mo>
        <mrow>
          <mo stretchy="false">(</mo>
          <mo stretchy="false">)</mo>
        </mrow>
      </mrow>
      <mrow>
        <mo stretchy="false">ϵ</mo>
        <mo stretchy="false">+</mo>
        <mrow>
          <mo stretchy="false">(</mo>
          <mo stretchy="false">)</mo>
        </mrow>
      </mrow>
      <mrow>
        <msup>
          <mo stretchy="false">ϵ</mo>
          <mn>2</mn>
        </msup>
        <mo stretchy="false">+</mo>
        <mrow>
          <mo stretchy="false">(</mo>
          <mo stretchy="false">)</mo>
        </mrow>
      </mrow>
      <mrow>
        <msup>
          <mo stretchy="false">ϵ</mo>
          <mn>3</mn>
        </msup>
        <mo stretchy="false">+</mo>
        <mn>...</mn>
      </mrow>
    </mrow>
    <annotation encoding="StarMath 5.0">((x-a) sup 3) + () %epsilon + () %epsilon sup 2 + () %epsilon sup 3 + ...</annotation>
  </semantics>
</math>
</file>

<file path=Object 6/content.xml><?xml version="1.0" encoding="utf-8"?>
<math xmlns="http://www.w3.org/1998/Math/MathML">
  <semantics>
    <mrow>
      <mrow>
        <mfrac>
          <mrow>
            <mo stretchy="false">(</mo>
            <mrow>
              <mi>a</mi>
            </mrow>
            <mo stretchy="false">)</mo>
          </mrow>
          <mrow>
            <mo stretchy="false">(</mo>
            <mrow>
              <mi>b</mi>
            </mrow>
            <mo stretchy="false">)</mo>
          </mrow>
        </mfrac>
        <mo stretchy="false">+</mo>
        <mfrac>
          <mrow>
            <mo stretchy="false">(</mo>
            <mrow>
              <mover accent="true">
                <mi>a</mi>
                <mo stretchy="false">˙</mo>
              </mover>
              <mrow>
                <mi>b</mi>
                <mo stretchy="false">−</mo>
                <mi>a</mi>
              </mrow>
              <mover accent="true">
                <mi>b</mi>
                <mo stretchy="false">˙</mo>
              </mover>
            </mrow>
            <mo stretchy="false">)</mo>
          </mrow>
          <mrow>
            <mo stretchy="false">(</mo>
            <mrow>
              <msup>
                <mi>b</mi>
                <mn>2</mn>
              </msup>
            </mrow>
            <mo stretchy="false">)</mo>
          </mrow>
        </mfrac>
      </mrow>
      <mrow>
        <mo stretchy="false">ϵ</mo>
        <mo stretchy="false">+</mo>
        <mfrac>
          <mrow>
            <mo stretchy="false">(</mo>
            <mrow>
              <mover accent="true">
                <mi>a</mi>
                <mo stretchy="false">¨</mo>
              </mover>
              <mrow>
                <msup>
                  <mi>b</mi>
                  <mn>2</mn>
                </msup>
                <mo stretchy="false">−</mo>
                <mover accent="true">
                  <mi>a</mi>
                  <mo stretchy="false">˙</mo>
                </mover>
              </mrow>
              <mover accent="true">
                <mi>b</mi>
                <mo stretchy="false">˙</mo>
              </mover>
              <mrow>
                <mi>b</mi>
                <mo stretchy="false">−</mo>
                <mi>a</mi>
              </mrow>
              <mover accent="true">
                <mi>b</mi>
                <mo stretchy="false">¨</mo>
              </mover>
              <mrow>
                <mi>b</mi>
                <mo stretchy="false">+</mo>
                <mi>a</mi>
              </mrow>
              <mover accent="true">
                <msup>
                  <mi>b</mi>
                  <mn>2</mn>
                </msup>
                <mo stretchy="false">˙</mo>
              </mover>
            </mrow>
            <mo stretchy="false">)</mo>
          </mrow>
          <mrow>
            <mo stretchy="false">(</mo>
            <mrow>
              <msup>
                <mi>b</mi>
                <mn>3</mn>
              </msup>
            </mrow>
            <mo stretchy="false">)</mo>
          </mrow>
        </mfrac>
      </mrow>
      <msup>
        <mo stretchy="false">ϵ</mo>
        <mn>2</mn>
      </msup>
    </mrow>
    <annotation encoding="StarMath 5.0">(a) over (b) + (dot a b - a dot b) over (b sup 2) %epsilon + (ddot a b sup 2 - dot a dot b b - a ddot b b + a dot b sup 2) over (b sup 3) %epsilon sup 2</annotation>
  </semantics>
</math>
</file>

<file path=Object 7/content.xml><?xml version="1.0" encoding="utf-8"?>
<math xmlns="http://www.w3.org/1998/Math/MathML">
  <semantics>
    <mrow>
      <mrow>
        <mfrac>
          <mrow>
            <mo stretchy="false">(</mo>
            <mrow>
              <mi>a</mi>
            </mrow>
            <mo stretchy="false">)</mo>
          </mrow>
          <mrow>
            <mo stretchy="false">(</mo>
            <mrow>
              <mi>b</mi>
            </mrow>
            <mo stretchy="false">)</mo>
          </mrow>
        </mfrac>
        <mo stretchy="false">+</mo>
        <mfrac>
          <mrow>
            <mo stretchy="false">(</mo>
            <mrow>
              <mrow>
                <mover accent="true">
                  <mi>a</mi>
                  <mo stretchy="false">˙</mo>
                </mover>
                <mo stretchy="false">−</mo>
                <mi>a</mi>
              </mrow>
              <mover accent="true">
                <mi>b</mi>
                <mo stretchy="false">˙</mo>
              </mover>
            </mrow>
            <mo stretchy="false">)</mo>
          </mrow>
          <mrow>
            <mo stretchy="false">(</mo>
            <mrow>
              <msup>
                <mi>b</mi>
                <mn>2</mn>
              </msup>
            </mrow>
            <mo stretchy="false">)</mo>
          </mrow>
        </mfrac>
      </mrow>
      <mrow>
        <mo stretchy="false">ϵ</mo>
        <mo stretchy="false">+</mo>
        <mfrac>
          <mrow>
            <mo stretchy="false">(</mo>
            <mrow>
              <mover accent="true">
                <mi>a</mi>
                <mo stretchy="false">¨</mo>
              </mover>
              <mrow>
                <msup>
                  <mi>b</mi>
                  <mn>2</mn>
                </msup>
                <mo stretchy="false">−</mo>
                <mover accent="true">
                  <mi>a</mi>
                  <mo stretchy="false">˙</mo>
                </mover>
              </mrow>
              <mover accent="true">
                <mi>b</mi>
                <mo stretchy="false">˙</mo>
              </mover>
              <mrow>
                <mi>b</mi>
                <mo stretchy="false">−</mo>
                <mi>a</mi>
              </mrow>
              <mover accent="true">
                <mi>b</mi>
                <mo stretchy="false">¨</mo>
              </mover>
              <mrow>
                <mi>b</mi>
                <mo stretchy="false">−</mo>
                <mi>a</mi>
              </mrow>
              <mover accent="true">
                <msup>
                  <mi>b</mi>
                  <mn>2</mn>
                </msup>
                <mo stretchy="false">˙</mo>
              </mover>
            </mrow>
            <mo stretchy="false">)</mo>
          </mrow>
          <mrow>
            <mo stretchy="false">(</mo>
            <mrow>
              <msup>
                <mi>b</mi>
                <mn>3</mn>
              </msup>
            </mrow>
            <mo stretchy="false">)</mo>
          </mrow>
        </mfrac>
      </mrow>
      <mrow>
        <msup>
          <mo stretchy="false">ϵ</mo>
          <mn>2</mn>
        </msup>
        <mo stretchy="false">+</mo>
        <mfrac>
          <mrow>
            <mo stretchy="false">(</mo>
            <mrow>
              <mover accent="true">
                <mi>a</mi>
                <mo stretchy="false">¨</mo>
              </mover>
              <mrow>
                <msup>
                  <mi>b</mi>
                  <mn>2</mn>
                </msup>
                <mo stretchy="false">−</mo>
                <mover accent="true">
                  <mi>a</mi>
                  <mo stretchy="false">¨</mo>
                </mover>
              </mrow>
              <mover accent="true">
                <mi>b</mi>
                <mo stretchy="false">˙</mo>
              </mover>
              <mrow>
                <mi>b</mi>
                <mo stretchy="false">−</mo>
                <mover accent="true">
                  <mi>a</mi>
                  <mo stretchy="false">˙</mo>
                </mover>
              </mrow>
              <mover accent="true">
                <mi>b</mi>
                <mo stretchy="false">¨</mo>
              </mover>
              <mrow>
                <mi>b</mi>
                <mo stretchy="false">−</mo>
                <mi>a</mi>
              </mrow>
              <mover accent="true">
                <mi>b</mi>
                <mo stretchy="false">⃛</mo>
              </mover>
              <mrow>
                <mi>b</mi>
                <mo stretchy="false">−</mo>
                <mover accent="true">
                  <mi>a</mi>
                  <mo stretchy="false">˙</mo>
                </mover>
              </mrow>
              <mrow>
                <mover accent="true">
                  <msup>
                    <mi>b</mi>
                    <mn>2</mn>
                  </msup>
                  <mo stretchy="false">˙</mo>
                </mover>
                <mo stretchy="false">+</mo>
                <mi>a</mi>
              </mrow>
              <mover accent="true">
                <msup>
                  <mi>b</mi>
                  <mn>3</mn>
                </msup>
                <mo stretchy="false">˙</mo>
              </mover>
              <mrow>
                <msup>
                  <mi>b</mi>
                  <mrow>
                    <mo stretchy="false">−</mo>
                    <mn>1</mn>
                  </mrow>
                </msup>
                <mo stretchy="false">+</mo>
                <mn>2</mn>
              </mrow>
              <mi>a</mi>
              <mover accent="true">
                <mi>b</mi>
                <mo stretchy="false">¨</mo>
              </mover>
              <mover accent="true">
                <mi>b</mi>
                <mo stretchy="false">˙</mo>
              </mover>
            </mrow>
            <mo stretchy="false">)</mo>
          </mrow>
          <mrow>
            <mo stretchy="false">(</mo>
            <mrow>
              <msup>
                <mi>b</mi>
                <mn>3</mn>
              </msup>
            </mrow>
            <mo stretchy="false">)</mo>
          </mrow>
        </mfrac>
      </mrow>
      <msup>
        <mo stretchy="false">ϵ</mo>
        <mn>3</mn>
      </msup>
    </mrow>
    <annotation encoding="StarMath 5.0">(a) over (b) + (dot a - a dot b) over (b sup 2) %epsilon + (ddot a b sup 2 - dot a dot b b - a ddot b b - a dot b sup 2) over (b sup 3) %epsilon sup 2 + (ddot a b sup 2 - ddot a dot b b - dot a ddot b b - a dddot b b - dot a dot b sup 2 + a dot b sup 3 b sup -1 + 2 a ddot b dot b) over (b sup 3) %epsilon sup 3</annotation>
  </semantics>
</math>
</file>

<file path=Object 8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